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Standard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8cm" fo:page-height="3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8:22:50.321830558</meta:creation-date>
    <dc:date>2017-12-15T08:13:22.865000000</dc:date>
    <meta:editing-duration>PT27M46S</meta:editing-duration>
    <meta:editing-cycles>8</meta:editing-cycles>
    <meta:generator>LibreOffice/5.3.7.2$Windows_X86_64 LibreOffice_project/6b8ed514a9f8b44d37a1b96673cbbdd077e24059</meta:generator>
    <meta:document-statistic meta:object-count="0"/>
  </office:meta>
</office:document-meta>
</file>